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be480a" draw:marker-start-width="0.35cm" draw:marker-end-width="0.35cm" draw:fill="gradient" draw:fill-color="#ff860d" draw:fill-gradient-name="Gradient_20_3" draw:gradient-step-count="0" draw:opacity-name="Transparency_20_2" draw:textarea-horizontal-align="justify" draw:textarea-vertical-align="middle" draw:auto-grow-height="false" fo:min-height="1.456cm" fo:min-width="1.206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860d" draw:fill-gradient-name="Gradient_20_3" draw:gradient-step-count="0" draw:opacity-name="Transparency_20_2"/>
      <style:paragraph-properties fo:text-align="center"/>
    </style:style>
    <style:style style:name="P2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960.71964017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svg:x="0.4cm" svg:y="0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29.79503416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linear" draw:start-color="#ffb66c" draw:end-color="#ea7500" draw:start-intensity="100%" draw:end-intensity="100%" draw:angle="30deg" draw:border="0%">
      <loext:gradient-stop svg:offset="0" loext:color-type="rgb" loext:color-value="#ffb66c"/>
      <loext:gradient-stop svg:offset="1" loext:color-type="rgb" loext:color-value="#ea75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radial" draw:cx="50%" draw:cy="50%" draw:start="40%" draw:end="100%" draw:border="0%">
      <loext:opacity-stop svg:offset="0" svg:stop-opacity="0.4"/>
      <loext:opacity-stop svg:offset="1" svg:stop-opacity="1"/>
    </draw:opacity>
    <draw:opacity draw:name="Transparency_20_2" draw:display-name="Transparency 2" draw:style="radial" draw:cx="50%" draw:cy="50%" draw:start="0%" draw:end="100%" draw:border="0%">
      <loext:opacity-stop svg:offset="0" svg:stop-opacity="0"/>
      <loext:opacity-stop svg:offset="1" svg:stop-opacity="1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4-12-26T19:25:51.985913861</dc:date>
    <dc:creator>Marc</dc:creator>
    <meta:editing-duration>PT3H51M5S</meta:editing-duration>
    <meta:editing-cycles>14</meta:editing-cycles>
    <meta:generator>LibreOffice/24.2.7.2$Linux_X86_64 LibreOffice_project/420$Build-2</meta:generator>
    <meta:document-statistic meta:object-count="2"/>
  </office:meta>
</office:document-meta>
</file>